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1.023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ro4" style:family="table-row">
      <style:table-row-properties style:row-height="0.9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1">
          <table:table-cell office:value-type="string">
            <text:p>受話器を取り、もしもし？と言う</text:p>
          </table:table-cell>
          <table:table-cell/>
        </table:table-row>
        <table:table-row table:style-name="ro1">
          <table:table-cell office:value-type="string">
            <text:p>受話器を取り、眠気をこらえて応对する</text:p>
          </table:table-cell>
          <table:table-cell/>
        </table:table-row>
        <table:table-row table:style-name="ro1">
          <table:table-cell office:value-type="string">
            <text:p>受話器を取り、眠気をこらえて応对する</text:p>
          </table:table-cell>
          <table:table-cell/>
        </table:table-row>
        <table:table-row table:style-name="ro1">
          <table:table-cell office:value-type="string">
            <text:p>受話器を取り、無言で応对する</text:p>
          </table:table-cell>
          <table:table-cell/>
        </table:table-row>
        <table:table-row table:style-name="ro1">
          <table:table-cell office:value-type="string">
            <text:p>はい もしもし？</text:p>
          </table:table-cell>
          <table:table-cell/>
        </table:table-row>
        <table:table-row table:style-name="ro1">
          <table:table-cell office:value-type="string">
            <text:p>こんな時間に何だ！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1">
          <table:table-cell office:value-type="string">
            <text:p>………う…ん…？</text:p>
          </table:table-cell>
          <table:table-cell/>
        </table:table-row>
        <table:table-row table:style-name="ro1">
          <table:table-cell office:value-type="string">
            <text:p>はい もしもし？</text:p>
          </table:table-cell>
          <table:table-cell/>
        </table:table-row>
        <table:table-row table:style-name="ro1">
          <table:table-cell office:value-type="string">
            <text:p>誰？ こんな時間に！</text:p>
          </table:table-cell>
          <table:table-cell/>
        </table:table-row>
        <table:table-row table:style-name="ro1">
          <table:table-cell office:value-type="string">
            <text:p>あ、あの…</text:p>
          </table:table-cell>
          <table:table-cell/>
        </table:table-row>
        <table:table-row table:style-name="ro2">
          <table:table-cell office:value-type="string">
            <text:p>すみません やっぱりいいです</text:p>
            <text:p>朝早くすみませんでした…</text:p>
          </table:table-cell>
          <table:table-cell/>
        </table:table-row>
        <table:table-row table:style-name="ro1">
          <table:table-cell office:value-type="string">
            <text:p>隣の部屋から大きな物音がしたが…</text:p>
          </table:table-cell>
          <table:table-cell/>
        </table:table-row>
        <table:table-row table:style-name="ro1">
          <table:table-cell office:value-type="string">
            <text:p>もう少し樣子を伺う</text:p>
          </table:table-cell>
          <table:table-cell/>
        </table:table-row>
        <table:table-row table:style-name="ro1">
          <table:table-cell office:value-type="string">
            <text:p>静かにしろ！と怒鳴り返す</text:p>
          </table:table-cell>
          <table:table-cell/>
        </table:table-row>
        <table:table-row table:style-name="ro1">
          <table:table-cell office:value-type="string">
            <text:p>うるさいわよ！と怒鳴り返す</text:p>
          </table:table-cell>
          <table:table-cell/>
        </table:table-row>
        <table:table-row table:style-name="ro1">
          <table:table-cell office:value-type="string">
            <text:p>心配なので樣子を見に行く</text:p>
          </table:table-cell>
          <table:table-cell/>
        </table:table-row>
        <table:table-row table:style-name="ro1">
          <table:table-cell office:value-type="string">
            <text:p>どうでもいいのでもう寝る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1">
          <table:table-cell office:value-type="string">
            <text:p>静かにしろ！</text:p>
          </table:table-cell>
          <table:table-cell/>
        </table:table-row>
        <table:table-row table:style-name="ro1">
          <table:table-cell office:value-type="string">
            <text:p>隣は… ２０１号室だな…</text:p>
          </table:table-cell>
          <table:table-cell/>
        </table:table-row>
        <table:table-row table:style-name="ro1">
          <table:table-cell office:value-type="string">
            <text:p>どうでもいいや もう寝よう…</text:p>
          </table:table-cell>
          <table:table-cell/>
        </table:table-row>
        <table:table-row table:style-name="ro1">
          <table:table-cell office:value-type="string">
            <text:p>………ん〮〮〮？</text:p>
          </table:table-cell>
          <table:table-cell/>
        </table:table-row>
        <table:table-row table:style-name="ro1">
          <table:table-cell office:value-type="string">
            <text:p>うるさいわよ！</text:p>
          </table:table-cell>
          <table:table-cell/>
        </table:table-row>
        <table:table-row table:style-name="ro1">
          <table:table-cell office:value-type="string">
            <text:p>隣は… ２０１号室…</text:p>
          </table:table-cell>
          <table:table-cell/>
        </table:table-row>
        <table:table-row table:style-name="ro1">
          <table:table-cell office:value-type="string">
            <text:p>どうでもいいや もう寝よう…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1">
          <table:table-cell office:value-type="string">
            <text:p>まだもう少し樣子を伺う</text:p>
          </table:table-cell>
          <table:table-cell/>
        </table:table-row>
        <table:table-row table:style-name="ro1">
          <table:table-cell office:value-type="string">
            <text:p>とりあえず樣子を見に行く</text:p>
          </table:table-cell>
          <table:table-cell/>
        </table:table-row>
        <table:table-row table:style-name="ro1">
          <table:table-cell office:value-type="string">
            <text:p>どうでもいいので寝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はい もしもし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もしもし？</text:p>
            <text:p>$puさんでありますか？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聞いてください！</text:p>
            <text:p>ビッグニュースであります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驚かないでくださいよ</text:p>
            <text:p>白石 紀子さんが退院したんです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れだけではありません 紀子さんが</text:p>
            <text:p>銀玉会館で慟くことになったのです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どうです！</text:p>
            <text:p>驚きましたか？</text:p>
          </table:table-cell>
          <table:table-cell/>
        </table:table-row>
        <table:table-row table:style-name="ro1">
          <table:table-cell office:value-type="string">
            <text:p>わざとらしく驚く</text:p>
          </table:table-cell>
          <table:table-cell/>
        </table:table-row>
        <table:table-row table:style-name="ro1">
          <table:table-cell office:value-type="string">
            <text:p>「知っていた」と冷めた声で言う</text:p>
          </table:table-cell>
          <table:table-cell/>
        </table:table-row>
        <table:table-row table:style-name="ro1">
          <table:table-cell office:value-type="string">
            <text:p>苦笑いをしながら取り繕う</text:p>
          </table:table-cell>
          <table:table-cell/>
        </table:table-row>
        <table:table-row table:style-name="ro1">
          <table:table-cell office:value-type="string">
            <text:p>本当に驚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へえ！ そうなのか！</text:p>
            <text:p>知らなかったなあ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こまで驚いてもらえるとは、</text:p>
            <text:p>本官も思っていなかったであります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れなら知ってるよ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ええっ！？ そ、そうなのでありますか？</text:p>
            <text:p>それなら早く言ってください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ハハ… それは良かった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うでしょう！</text:p>
            <text:p>ハハハハハハハハ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ところで…</text:p>
            <text:p>どうでしょう？ $puさん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今日の夜から</text:p>
            <text:p>紀子さんの退院祝いをしませんか？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今から紀子さんの退院祝いをするんですが</text:p>
            <text:p>$puさんも来ませんか？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場所はパチパラ町のホルモン焼き屋</text:p>
            <text:p>玉ちゃんです どうですか？</text:p>
          </table:table-cell>
          <table:table-cell/>
        </table:table-row>
        <table:table-row table:style-name="ro1">
          <table:table-cell office:value-type="string">
            <text:p>退院祝いに行く</text:p>
          </table:table-cell>
          <table:table-cell/>
        </table:table-row>
        <table:table-row table:style-name="ro1">
          <table:table-cell office:value-type="string">
            <text:p>行か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あ 参加するよ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おお！ 本当でありますか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れでは 今日の夜</text:p>
            <text:p>ホルモン焼き屋玉ちゃんで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れでは ホルモン焼き屋玉ちゃんで</text:p>
            <text:p>先に待っております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いや、俺はやめておくよ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えっ？ そうなのでありますか…？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分かりました それでは またの機会に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まあ！ そうなの！？</text:p>
            <text:p>知らなかったわあ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れなら知ってるわ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ハハ… それは良かったわ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ええ 参加する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悪いけど 私はやめておくわ</text:p>
          </table:table-cell>
          <table:table-cell/>
        </table:table-row>
        <table:table-row table:style-name="ro3">
          <table:table-cell office:value-type="string">
            <text:p>もしもし！ $puさんですか？</text:p>
          </table:table-cell>
          <table:table-cell/>
        </table:table-row>
        <table:table-row table:style-name="ro2">
          <table:table-cell office:value-type="string">
            <text:p>$ci出玉町の工事現場$crで、</text:p>
            <text:p>$ci岩田$crが死体となって発見されました！</text:p>
          </table:table-cell>
          <table:table-cell/>
        </table:table-row>
        <table:table-row table:style-name="ro2">
          <table:table-cell office:value-type="string">
            <text:p>$puさんも、</text:p>
            <text:p>$ci出玉町の工事現場$crまで来てください</text:p>
          </table:table-cell>
          <table:table-cell/>
        </table:table-row>
        <table:table-row table:style-name="ro1">
          <table:table-cell office:value-type="string">
            <text:p>もしもし？</text:p>
          </table:table-cell>
          <table:table-cell/>
        </table:table-row>
        <table:table-row table:style-name="ro1">
          <table:table-cell office:value-type="string">
            <text:p>はい もしもし？</text:p>
          </table:table-cell>
          <table:table-cell/>
        </table:table-row>
        <table:table-row table:style-name="ro2">
          <table:table-cell office:value-type="string">
            <text:p>あの$puさんですか？</text:p>
            <text:p>白石です</text:p>
          </table:table-cell>
          <table:table-cell/>
        </table:table-row>
        <table:table-row table:style-name="ro2">
          <table:table-cell office:value-type="string">
            <text:p>あ、あの、今度の金曜日に盆踊りに</text:p>
            <text:p>行きませんか？ 私待ってますから</text:p>
          </table:table-cell>
          <table:table-cell/>
        </table:table-row>
        <table:table-row table:style-name="ro2">
          <table:table-cell office:value-type="string">
            <text:p>あ、あの、明日の夜、盆踊りに</text:p>
            <text:p>行きませんか？ 私、待ってますから…</text:p>
          </table:table-cell>
          <table:table-cell/>
        </table:table-row>
        <table:table-row table:style-name="ro1">
          <table:table-cell office:value-type="string">
            <text:p>…なんだろう 急に…</text:p>
          </table:table-cell>
          <table:table-cell/>
        </table:table-row>
        <table:table-row table:style-name="ro1">
          <table:table-cell office:value-type="string">
            <text:p>盆踊りか…</text:p>
          </table:table-cell>
          <table:table-cell/>
        </table:table-row>
        <table:table-row table:style-name="ro1">
          <table:table-cell office:value-type="string">
            <text:p>はい？ もしもし？</text:p>
          </table:table-cell>
          <table:table-cell/>
        </table:table-row>
        <table:table-row table:style-name="ro2">
          <table:table-cell office:value-type="string">
            <text:p>あああああ、あの！</text:p>
            <text:p>$puさんですかっっ！？</text:p>
          </table:table-cell>
          <table:table-cell/>
        </table:table-row>
        <table:table-row table:style-name="ro2">
          <table:table-cell office:value-type="string">
            <text:p>パ、パチパラ町交番の</text:p>
            <text:p>片山昭吾巡査でありますっ！</text:p>
          </table:table-cell>
          <table:table-cell/>
        </table:table-row>
        <table:table-row table:style-name="ro1">
          <table:table-cell office:value-type="string">
            <text:p>何か用？</text:p>
          </table:table-cell>
          <table:table-cell/>
        </table:table-row>
        <table:table-row table:style-name="ro1">
          <table:table-cell office:value-type="string">
            <text:p>今忙しいの と言って電話を切る</text:p>
          </table:table-cell>
          <table:table-cell/>
        </table:table-row>
        <table:table-row table:style-name="ro1">
          <table:table-cell office:value-type="string">
            <text:p>何か用？</text:p>
          </table:table-cell>
          <table:table-cell/>
        </table:table-row>
        <table:table-row table:style-name="ro1">
          <table:table-cell office:value-type="string">
            <text:p>今忙しいの 切るわね</text:p>
          </table:table-cell>
          <table:table-cell/>
        </table:table-row>
        <table:table-row table:style-name="ro1">
          <table:table-cell office:value-type="string">
            <text:p>えっ？ あ！ ちょ、ちょっと…</text:p>
          </table:table-cell>
          <table:table-cell/>
        </table:table-row>
        <table:table-row table:style-name="ro2">
          <table:table-cell office:value-type="string">
            <text:p>は、はい えーとですね その</text:p>
            <text:p>な、何か不自由な事はないかなと思いまして</text:p>
          </table:table-cell>
          <table:table-cell/>
        </table:table-row>
        <table:table-row table:style-name="ro1">
          <table:table-cell office:value-type="string">
            <text:p>不自由な事？ そうね…</text:p>
          </table:table-cell>
          <table:table-cell/>
        </table:table-row>
        <table:table-row table:style-name="ro1">
          <table:table-cell office:value-type="string">
            <text:p>とくに不自由な事はない</text:p>
          </table:table-cell>
          <table:table-cell/>
        </table:table-row>
        <table:table-row table:style-name="ro1">
          <table:table-cell office:value-type="string">
            <text:p>アパートが狭い</text:p>
          </table:table-cell>
          <table:table-cell/>
        </table:table-row>
        <table:table-row table:style-name="ro1">
          <table:table-cell office:value-type="string">
            <text:p>家具が欲しい</text:p>
          </table:table-cell>
          <table:table-cell/>
        </table:table-row>
        <table:table-row table:style-name="ro1">
          <table:table-cell office:value-type="string">
            <text:p>貧乏だ</text:p>
          </table:table-cell>
          <table:table-cell/>
        </table:table-row>
        <table:table-row table:style-name="ro1">
          <table:table-cell office:value-type="string">
            <text:p>素敵な男性が現れない</text:p>
          </table:table-cell>
          <table:table-cell/>
        </table:table-row>
        <table:table-row table:style-name="ro1">
          <table:table-cell office:value-type="string">
            <text:p>とくに不自由な事はないけど</text:p>
          </table:table-cell>
          <table:table-cell/>
        </table:table-row>
        <table:table-row table:style-name="ro1">
          <table:table-cell office:value-type="string">
            <text:p>あ〜あそうですか それはそれで何よりです</text:p>
          </table:table-cell>
          <table:table-cell/>
        </table:table-row>
        <table:table-row table:style-name="ro2">
          <table:table-cell office:value-type="string">
            <text:p>そ、それじゃあ 今日はこれで</text:p>
            <text:p>失礼しました…！</text:p>
          </table:table-cell>
          <table:table-cell/>
        </table:table-row>
        <table:table-row table:style-name="ro1">
          <table:table-cell office:value-type="string">
            <text:p>またかかってきてもいいかな…</text:p>
          </table:table-cell>
          <table:table-cell/>
        </table:table-row>
        <table:table-row table:style-name="ro1">
          <table:table-cell office:value-type="string">
            <text:p>もうかかってこないで欲しい…</text:p>
          </table:table-cell>
          <table:table-cell/>
        </table:table-row>
        <table:table-row table:style-name="ro1">
          <table:table-cell office:value-type="string">
            <text:p>そうね… アパートが狭いことかな…</text:p>
          </table:table-cell>
          <table:table-cell/>
        </table:table-row>
        <table:table-row table:style-name="ro2">
          <table:table-cell office:value-type="string">
            <text:p>ア、アパートですか？ それはなんとも</text:p>
            <text:p>本官の方ではいかんともしがたく…</text:p>
          </table:table-cell>
          <table:table-cell/>
        </table:table-row>
        <table:table-row table:style-name="ro2">
          <table:table-cell office:value-type="string">
            <text:p>そうね… 家具がなくて</text:p>
            <text:p>部屋が寂しいことかな…</text:p>
          </table:table-cell>
          <table:table-cell/>
        </table:table-row>
        <table:table-row table:style-name="ro1">
          <table:table-cell office:value-type="string">
            <text:p>家具ですか！ むむむ…</text:p>
          </table:table-cell>
          <table:table-cell/>
        </table:table-row>
        <table:table-row table:style-name="ro2">
          <table:table-cell office:value-type="string">
            <text:p>せんえつながら</text:p>
            <text:p>本官がお助けいたしましょう！</text:p>
          </table:table-cell>
          <table:table-cell/>
        </table:table-row>
        <table:table-row table:style-name="ro2">
          <table:table-cell office:value-type="string">
            <text:p>そうね、正直なところ</text:p>
            <text:p>食べる物にも困るありさまで…</text:p>
          </table:table-cell>
          <table:table-cell/>
        </table:table-row>
        <table:table-row table:style-name="ro2">
          <table:table-cell office:value-type="string">
            <text:p>そっそれは大変ですね…</text:p>
            <text:p>分かりました！</text:p>
          </table:table-cell>
          <table:table-cell/>
        </table:table-row>
        <table:table-row table:style-name="ro2">
          <table:table-cell office:value-type="string">
            <text:p>本官が何とかします！ それまでは</text:p>
            <text:p>空腹で倒れたりしないでくださいね！</text:p>
          </table:table-cell>
          <table:table-cell/>
        </table:table-row>
        <table:table-row table:style-name="ro2">
          <table:table-cell office:value-type="string">
            <text:p>そうね…</text:p>
            <text:p>素敵な男性が現れないことかな…</text:p>
          </table:table-cell>
          <table:table-cell/>
        </table:table-row>
        <table:table-row table:style-name="ro1">
          <table:table-cell office:value-type="string">
            <text:p>えええっ！？ だ、男性でありますか？</text:p>
          </table:table-cell>
          <table:table-cell/>
        </table:table-row>
        <table:table-row table:style-name="ro1">
          <table:table-cell office:value-type="string">
            <text:p>…………………</text:p>
          </table:table-cell>
          <table:table-cell/>
        </table:table-row>
        <table:table-row table:style-name="ro1">
          <table:table-cell office:value-type="string">
            <text:p>…も、もしよろしければ、本官が…</text:p>
          </table:table-cell>
          <table:table-cell/>
        </table:table-row>
        <table:table-row table:style-name="ro2">
          <table:table-cell office:value-type="string">
            <text:p>ハァァッ！！ いかんいかん！</text:p>
            <text:p>失礼しました！ 行き過ぎた発言でした！</text:p>
          </table:table-cell>
          <table:table-cell/>
        </table:table-row>
        <table:table-row table:style-name="ro2">
          <table:table-cell office:value-type="string">
            <text:p>それでは今日はこれで！</text:p>
            <text:p>失礼しますっ</text:p>
          </table:table-cell>
          <table:table-cell/>
        </table:table-row>
        <table:table-row table:style-name="ro2">
          <table:table-cell office:value-type="string">
            <text:p>ももももしもしっ？</text:p>
            <text:p>片山です！</text:p>
          </table:table-cell>
          <table:table-cell/>
        </table:table-row>
        <table:table-row table:style-name="ro2">
          <table:table-cell office:value-type="string">
            <text:p>あの、よろしければその… 本官と盆踊りに</text:p>
            <text:p>同行してはいただけないでしょうか！？</text:p>
          </table:table-cell>
          <table:table-cell/>
        </table:table-row>
        <table:table-row table:style-name="ro2">
          <table:table-cell office:value-type="string">
            <text:p>いやあの、突然の申し出で困惑</text:p>
            <text:p>されているのは分かっております！</text:p>
          </table:table-cell>
          <table:table-cell/>
        </table:table-row>
        <table:table-row table:style-name="ro2">
          <table:table-cell office:value-type="string">
            <text:p>ただ… その、なんですか $puさんに</text:p>
            <text:p>楽しんでもらいたいと思いまして…</text:p>
          </table:table-cell>
          <table:table-cell/>
        </table:table-row>
        <table:table-row table:style-name="ro1">
          <table:table-cell office:value-type="string">
            <text:p>うん いいわよ</text:p>
          </table:table-cell>
          <table:table-cell/>
        </table:table-row>
        <table:table-row table:style-name="ro1">
          <table:table-cell office:value-type="string">
            <text:p>今はそういう気分じゃないの</text:p>
          </table:table-cell>
          <table:table-cell/>
        </table:table-row>
        <table:table-row table:style-name="ro1">
          <table:table-cell office:value-type="string">
            <text:p>うん いいわよ</text:p>
          </table:table-cell>
          <table:table-cell/>
        </table:table-row>
        <table:table-row table:style-name="ro1">
          <table:table-cell office:value-type="string">
            <text:p>ほほほほほほほんとうですか！</text:p>
          </table:table-cell>
          <table:table-cell/>
        </table:table-row>
        <table:table-row table:style-name="ro2">
          <table:table-cell office:value-type="string">
            <text:p>いやあ これは！ で、では、</text:p>
            <text:p>今日の夜に大海町の公園で待っております！</text:p>
          </table:table-cell>
          <table:table-cell/>
        </table:table-row>
        <table:table-row table:style-name="ro1">
          <table:table-cell office:value-type="string">
            <text:p>それではっ！ 失礼しますっ！</text:p>
          </table:table-cell>
          <table:table-cell/>
        </table:table-row>
        <table:table-row table:style-name="ro1">
          <table:table-cell office:value-type="string">
            <text:p>今はそういう気分じゃないの</text:p>
          </table:table-cell>
          <table:table-cell/>
        </table:table-row>
        <table:table-row table:style-name="ro1">
          <table:table-cell office:value-type="string">
            <text:p>あ〜そうでしたか、申し訳ありません</text:p>
          </table:table-cell>
          <table:table-cell/>
        </table:table-row>
        <table:table-row table:style-name="ro2">
          <table:table-cell office:value-type="string">
            <text:p>それでは、また折をみて電話しますので…</text:p>
            <text:p>失礼します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ももももしもしっ？</text:p>
            <text:p>片山です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先日はどうしたのでありますか？</text:p>
            <text:p>本官はずっと待っていたあります</text:p>
          </table:table-cell>
          <table:table-cell/>
        </table:table-row>
        <table:table-row table:style-name="ro1">
          <table:table-cell office:value-type="string">
            <text:p>ごめんなさい 体調が悪かったの</text:p>
          </table:table-cell>
          <table:table-cell/>
        </table:table-row>
        <table:table-row table:style-name="ro1">
          <table:table-cell office:value-type="string">
            <text:p>ごめんなさい 急に用事が入って</text:p>
          </table:table-cell>
          <table:table-cell/>
        </table:table-row>
        <table:table-row table:style-name="ro1">
          <table:table-cell office:value-type="string">
            <text:p>ごめんなさい すっかり忘れてたわ</text:p>
          </table:table-cell>
          <table:table-cell/>
        </table:table-row>
        <table:table-row table:style-name="ro1">
          <table:table-cell office:value-type="string">
            <text:p>そんな約束してないわよ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、そうでありましたか</text:p>
            <text:p>それでは仕方がないであります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うでありましたか…</text:p>
            <text:p>本官は傷つくであります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、そんな！</text:p>
            <text:p>確かに約束したであります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こ、今夜こそはどうでありますか？</text:p>
            <text:p>今夜も盆踊りはやっているであります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ほほほほほほほんとうですか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で、では、今日の夜に</text:p>
            <text:p>大海町の公園で待っております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それではっ！ 失礼しますっ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うでありますか…</text:p>
            <text:p>申し訳ありません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れでは、また折をみて電話しますので…</text:p>
            <text:p>失礼します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もしもーし わたし 美沢ゆきです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ビックリした？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柳田さんの事件はどうなったのかな、</text:p>
            <text:p>と思って電話したんだけど…</text:p>
          </table:table-cell>
          <table:table-cell/>
        </table:table-row>
        <table:table-row table:style-name="ro1">
          <table:table-cell office:value-type="string">
            <text:p>「助かったわ」とお礼を言う</text:p>
          </table:table-cell>
          <table:table-cell/>
        </table:table-row>
        <table:table-row table:style-name="ro1">
          <table:table-cell office:value-type="string">
            <text:p>「全く！」と否定する</text:p>
          </table:table-cell>
          <table:table-cell/>
        </table:table-row>
        <table:table-row table:style-name="ro1">
          <table:table-cell office:value-type="string">
            <text:p>「あなた、誰？」ととぼけ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ええ 助かったわ ありがとう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ほんとに〜 良かったあ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全く、役に立たなかったわ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ほんとに… ごめんね</text:p>
            <text:p>あんまりお役に立てなく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なた、誰？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ええ！？</text:p>
            <text:p>この前、私に話しかけてきたじゃない！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あっ そうだった！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また、あなたにお願いがあるんだけど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あなたにお願いがあったの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ゆきね</text:p>
            <text:p>知り合いの男の人から食事に誘われてるの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でね その人に、もう一人女の子を連れてきて</text:p>
            <text:p>って、言われちゃって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良かったら、一緒に行ってくれないかな？</text:p>
          </table:table-cell>
          <table:table-cell/>
        </table:table-row>
        <table:table-row table:style-name="ro1">
          <table:table-cell office:value-type="string">
            <text:p>合コンに参加する</text:p>
          </table:table-cell>
          <table:table-cell/>
        </table:table-row>
        <table:table-row table:style-name="ro1">
          <table:table-cell office:value-type="string">
            <text:p>合コンに参加し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ええ 参加するわ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良かった〜</text:p>
            <text:p>一緒に行ってくれる人がいなくて困ってたの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じゃあ、明日の$ci夕方$cr</text:p>
            <text:p>パチパラ町の$ci小杉$crに来てね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じゃあ、明日の$ci夜$cr</text:p>
            <text:p>出玉町の$ciたま井$crに来てね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待ってるからね〜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ごめんなさい 明日はちょっと都合が悪いのよ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そっか〜 ざんねーん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じゃあ また今度ね バイバイ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も、もしもし</text:p>
            <text:p>パチパラ町交番の、片山であります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…$puさん 自分の一生のお願いを聞いて</text:p>
            <text:p>もらえないでしょうか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…$puさん もう一度、自分のお願いを</text:p>
            <text:p>聞いてもらえないでしょうか</text:p>
          </table:table-cell>
          <table:table-cell/>
        </table:table-row>
        <table:table-row table:style-name="ro1">
          <table:table-cell office:value-type="string">
            <text:p>「いいぜ どうしたんだ？」</text:p>
          </table:table-cell>
          <table:table-cell/>
        </table:table-row>
        <table:table-row table:style-name="ro1">
          <table:table-cell office:value-type="string">
            <text:p>「ヤなこった」</text:p>
          </table:table-cell>
          <table:table-cell/>
        </table:table-row>
        <table:table-row table:style-name="ro1">
          <table:table-cell office:value-type="string">
            <text:p>「で、いくら出してくれるのかな？」</text:p>
          </table:table-cell>
          <table:table-cell/>
        </table:table-row>
        <table:table-row table:style-name="ro1">
          <table:table-cell office:value-type="string">
            <text:p>「おかけになった電話は現在使われておりません」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いいぜ どうしたんだ？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おおお 聞いてくださいますか！</text:p>
            <text:p>ありがとうございます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ヤなこった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そ、そう言わずに聞いてくださ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で、いくら出してくれるのかな？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ほ、ほ、ほ、本官は安月給ですので、</text:p>
            <text:p>玉はご勘弁願います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おかけになった電話は現在使われておりません</text:p>
            <text:p>もう一度お確かめの上、おかけ直しください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うわ！ 間違えた！</text:p>
          </table:table-cell>
          <table:table-cell/>
        </table:table-row>
        <table:table-row table:style-name="ro1">
          <table:table-cell office:value-type="string">
            <text:p>チン</text:p>
          </table:table-cell>
          <table:table-cell/>
        </table:table-row>
        <table:table-row table:style-name="ro1">
          <table:table-cell office:value-type="string">
            <text:p>電話は切れた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じ、実はこの度、女性の方とお食事会を</text:p>
            <text:p>することになった次第で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本官一人ですと、華も、話芸もなく…</text:p>
            <text:p>お食事会がとても不安なのです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そこで、是非ともあなたに一緒に来ていただき</text:p>
            <text:p>たいのですが、いかがでしょうか？</text:p>
          </table:table-cell>
          <table:table-cell/>
        </table:table-row>
        <table:table-row table:style-name="ro1">
          <table:table-cell office:value-type="string">
            <text:p>合コンに参加する</text:p>
          </table:table-cell>
          <table:table-cell/>
        </table:table-row>
        <table:table-row table:style-name="ro1">
          <table:table-cell office:value-type="string">
            <text:p>合コンに参加し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いいぜ 参加するよ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ほ、本当ですか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で、では、明日の$ci夜$crに</text:p>
            <text:p>大海町の$ciえの鮨$crに来てください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で、では、明日の$ci夕方$crに</text:p>
            <text:p>出玉町の$ciロイヤルホテル出玉$crに来てください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お待ちしております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いや 明日は用があるんだ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4">
          <table:table-cell office:value-type="string">
            <text:p>そ、そうでありますか</text:p>
            <text:p/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わかりました 今日はこれで失礼します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それでは！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もしもし こんにちは</text:p>
            <text:p>私、シルバームーンの桂木綾よ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いきなり電話してごめんなさい</text:p>
          </table:table-cell>
          <table:table-cell/>
        </table:table-row>
        <table:table-row table:style-name="ro1">
          <table:table-cell office:value-type="string">
            <text:p>どうかしたの？</text:p>
          </table:table-cell>
          <table:table-cell/>
        </table:table-row>
        <table:table-row table:style-name="ro1">
          <table:table-cell office:value-type="string">
            <text:p>なんで電話番号がわかったの？</text:p>
          </table:table-cell>
          <table:table-cell/>
        </table:table-row>
        <table:table-row table:style-name="ro1">
          <table:table-cell office:value-type="string">
            <text:p>本当に迷惑だ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どうかしたの？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ええ ちょっと </text:p>
            <text:p>そんなに大したことでもないんだけど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なんで電話番号がわかったの？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ウチの店の名前を出せば、色々なことが</text:p>
            <text:p>調べられるのよ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まあ、今日電話したのは、そんなに大したこと</text:p>
            <text:p>でもないんだけど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本当に迷惑だわ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あらそう ごめんなさい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じゃあ あなたには頼まないわ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さよなら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明日、男の人と飲みに行くんだけど、</text:p>
            <text:p>あなたも来ないかな、と思って…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それで電話したの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どう？ 都合悪いかしら？</text:p>
          </table:table-cell>
          <table:table-cell/>
        </table:table-row>
        <table:table-row table:style-name="ro1">
          <table:table-cell office:value-type="string">
            <text:p>合コンに参加する</text:p>
          </table:table-cell>
          <table:table-cell/>
        </table:table-row>
        <table:table-row table:style-name="ro1">
          <table:table-cell office:value-type="string">
            <text:p>合コンに参加しない</text:p>
          </table:table-cell>
          <table:table-cell/>
        </table:table-row>
        <table:table-row table:style-name="ro1">
          <table:table-cell office:value-type="string">
            <text:p>なぜ私を誘うの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ええ 参加するわ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そう よかった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じゃあ、明日の$ci夜$crに</text:p>
            <text:p>大海町の$ciキッチンたま$crに来てくださるかしら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じゃあ、明日の$ci夜$crに</text:p>
            <text:p>出玉町の$ciとび天$crに来てくださるかしら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待ってるわ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ごめんなさい 明日は都合が悪いのよ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そう 残念だわ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じゃあまた、次があったら電話するわ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何で私に、そんなこと頼むの？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それはね、あなたに関係がある人が</text:p>
            <text:p>誘って欲しいって言ってきたからよ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まあ、誰かまでは言えないけどね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もしもし $puさんのお宅ですか？</text:p>
            <text:p>私、朝倉徹、と申します</text:p>
          </table:table-cell>
          <table:table-cell/>
        </table:table-row>
        <table:table-row table:style-name="ro1">
          <table:table-cell office:value-type="string">
            <text:p>この前はどうも</text:p>
          </table:table-cell>
          <table:table-cell/>
        </table:table-row>
        <table:table-row table:style-name="ro1">
          <table:table-cell office:value-type="string">
            <text:p>朝倉？ 中華料理屋の朝倉さんか？</text:p>
          </table:table-cell>
          <table:table-cell/>
        </table:table-row>
        <table:table-row table:style-name="ro1">
          <table:table-cell office:value-type="string">
            <text:p>朝倉？ そんなヤツ、知り合いにはいないぜ</text:p>
          </table:table-cell>
          <table:table-cell/>
        </table:table-row>
        <table:table-row table:style-name="ro1">
          <table:table-cell office:value-type="string">
            <text:p>あんた、間違った家に電話をかけてきてる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この前はどうも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いえいえ、こちらこそお世話になりまし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朝倉？ 中華料理屋の朝倉さんか？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そうです よく覚えていてくださいました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朝倉？ そんなヤツ、知り合いにはいないぜ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すいません このまえ少しだけお話しさせて</text:p>
            <text:p>いただいただけですから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あんた、間違った家に電話をかけてきてるよ</text:p>
            <text:p>俺は武者小路っていうモンだ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ウソをおっしゃっても分かるんですよ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ウチのグループの調査会社を使って、</text:p>
            <text:p>調べましたからね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そうそう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今日はあなたを、お食事に招待しようと思い</text:p>
            <text:p>電話をさし上げたんです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どうです？ いらしてもらえませんか？</text:p>
          </table:table-cell>
          <table:table-cell/>
        </table:table-row>
        <table:table-row table:style-name="ro1">
          <table:table-cell office:value-type="string">
            <text:p>合コンに参加する</text:p>
          </table:table-cell>
          <table:table-cell/>
        </table:table-row>
        <table:table-row table:style-name="ro1">
          <table:table-cell office:value-type="string">
            <text:p>合コンに参加しない</text:p>
          </table:table-cell>
          <table:table-cell/>
        </table:table-row>
        <table:table-row table:style-name="ro1">
          <table:table-cell office:value-type="string">
            <text:p>何で俺を誘うんだ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あ いいぜ 参加するよ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そうですか ありがとうございます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それでは、明日の$ci夕方$cr</text:p>
            <text:p>パチパラ町の$ciべんてん$crに来てください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2">
          <table:table-cell office:value-type="string">
            <text:p>それでは、明日の$ci夕方$cr</text:p>
            <text:p>パチパラ町の$ci八原食堂$crに来てください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現地でお待ちしております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悪いな 明日は都合が悪いんだ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そうですか では仕方ありませんね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ではまた、次の機会があったら電話をさし上げます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何で俺を、そんな食事に誘うんだ？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それはですね…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あなたをご指名された女性がいらっしゃるからです</text:p>
          </table:table-cell>
          <table:table-cell/>
        </table:table-row>
        <table:table-row table:style-name="ro2">
          <table:table-cell office:value-type="string">
            <text:p>もしもしー $puさん</text:p>
            <text:p>私だよー 誰か分かる？</text:p>
          </table:table-cell>
          <table:table-cell/>
        </table:table-row>
        <table:table-row table:style-name="ro1">
          <table:table-cell office:value-type="string">
            <text:p>「…もしかして白石 紀子さん？」</text:p>
          </table:table-cell>
          <table:table-cell/>
        </table:table-row>
        <table:table-row table:style-name="ro1">
          <table:table-cell office:value-type="string">
            <text:p>「…もしかして美沢 ゆきさん？」</text:p>
          </table:table-cell>
          <table:table-cell/>
        </table:table-row>
        <table:table-row table:style-name="ro1">
          <table:table-cell office:value-type="string">
            <text:p>「…もしかして桂木 綾さん？」</text:p>
          </table:table-cell>
          <table:table-cell/>
        </table:table-row>
        <table:table-row table:style-name="ro1">
          <table:table-cell office:value-type="string">
            <text:p>…もしかして白石 紀子さん？</text:p>
          </table:table-cell>
          <table:table-cell/>
        </table:table-row>
        <table:table-row table:style-name="ro1">
          <table:table-cell office:value-type="string">
            <text:p>…もしかして美沢 ゆきさん？</text:p>
          </table:table-cell>
          <table:table-cell/>
        </table:table-row>
        <table:table-row table:style-name="ro1">
          <table:table-cell office:value-type="string">
            <text:p>…もしかして桂木 綾さん？</text:p>
          </table:table-cell>
          <table:table-cell/>
        </table:table-row>
        <table:table-row table:style-name="ro1">
          <table:table-cell office:value-type="string">
            <text:p>違うよ ゆきだよ 美沢ゆき</text:p>
          </table:table-cell>
          <table:table-cell/>
        </table:table-row>
        <table:table-row table:style-name="ro2">
          <table:table-cell office:value-type="string">
            <text:p>一緒に釣りに行った女の子の声くらい</text:p>
            <text:p>覚えててよ</text:p>
          </table:table-cell>
          <table:table-cell/>
        </table:table-row>
        <table:table-row table:style-name="ro2">
          <table:table-cell office:value-type="string">
            <text:p>そうだよ $puさんだったら、</text:p>
            <text:p>わかってくれると思ったよ</text:p>
          </table:table-cell>
          <table:table-cell/>
        </table:table-row>
        <table:table-row table:style-name="ro1">
          <table:table-cell office:value-type="string">
            <text:p>この前は、いっぱいお魚が釣れたねー</text:p>
          </table:table-cell>
          <table:table-cell/>
        </table:table-row>
        <table:table-row table:style-name="ro1">
          <table:table-cell office:value-type="string">
            <text:p>それでね、あの後…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1">
          <table:table-cell office:value-type="string">
            <text:p>……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1">
          <table:table-cell office:value-type="string">
            <text:p>…………</text:p>
          </table:table-cell>
          <table:table-cell/>
        </table:table-row>
        <table:table-row table:style-name="ro1">
          <table:table-cell office:value-type="string">
            <text:p>……………</text:p>
          </table:table-cell>
          <table:table-cell/>
        </table:table-row>
        <table:table-row table:style-name="ro1">
          <table:table-cell office:value-type="string">
            <text:p>……………………………</text:p>
          </table:table-cell>
          <table:table-cell/>
        </table:table-row>
        <table:table-row table:style-name="ro1">
          <table:table-cell office:value-type="string">
            <text:p>………………………………………………………</text:p>
          </table:table-cell>
          <table:table-cell/>
        </table:table-row>
        <table:table-row table:style-name="ro1">
          <table:table-cell office:value-type="string">
            <text:p>１時間が過ぎた</text:p>
          </table:table-cell>
          <table:table-cell/>
        </table:table-row>
        <table:table-row table:style-name="ro1">
          <table:table-cell office:value-type="string">
            <text:p>…だったの</text:p>
          </table:table-cell>
          <table:table-cell/>
        </table:table-row>
        <table:table-row table:style-name="ro2">
          <table:table-cell office:value-type="string">
            <text:p>あ、もうこんな時間</text:p>
            <text:p>ごめんね 長電話しちゃって</text:p>
          </table:table-cell>
          <table:table-cell/>
        </table:table-row>
        <table:table-row table:style-name="ro1">
          <table:table-cell office:value-type="string">
            <text:p>じゃあ またね</text:p>
          </table:table-cell>
          <table:table-cell/>
        </table:table-row>
        <table:table-row table:style-name="ro1">
          <table:table-cell office:value-type="string">
            <text:p>明るく「じゃあまたな」と返事をする</text:p>
          </table:table-cell>
          <table:table-cell/>
        </table:table-row>
        <table:table-row table:style-name="ro1">
          <table:table-cell office:value-type="string">
            <text:p>あくびまじりに「じゃあまたな」と返事する</text:p>
          </table:table-cell>
          <table:table-cell/>
        </table:table-row>
        <table:table-row table:style-name="ro1">
          <table:table-cell office:value-type="string">
            <text:p>怒り「二度とかけてくるな！」と言い電話を切る</text:p>
          </table:table-cell>
          <table:table-cell/>
        </table:table-row>
        <table:table-row table:style-name="ro1">
          <table:table-cell office:value-type="string">
            <text:p>じゃあ、またな</text:p>
          </table:table-cell>
          <table:table-cell/>
        </table:table-row>
        <table:table-row table:style-name="ro1">
          <table:table-cell office:value-type="string">
            <text:p>うん バイバイ</text:p>
          </table:table-cell>
          <table:table-cell/>
        </table:table-row>
        <table:table-row table:style-name="ro1">
          <table:table-cell office:value-type="string">
            <text:p>じゃあ、またな</text:p>
          </table:table-cell>
          <table:table-cell/>
        </table:table-row>
        <table:table-row table:style-name="ro2">
          <table:table-cell office:value-type="string">
            <text:p>ごめん 眠かった？</text:p>
            <text:p>じゃあね バイバイ</text:p>
          </table:table-cell>
          <table:table-cell/>
        </table:table-row>
        <table:table-row table:style-name="ro1">
          <table:table-cell office:value-type="string">
            <text:p>こんな電話、もう二度とかけてくるな！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2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21:07.77</dc:date>
    <meta:generator>OpenOffice/4.1.14$Win32 OpenOffice.org_project/4114m1$Build-9811</meta:generator>
    <meta:editing-duration>PT1H11M38S</meta:editing-duration>
    <meta:editing-cycles>14</meta:editing-cycles>
    <meta:document-statistic meta:table-count="1" meta:cell-count="427" meta:object-count="0"/>
  </office:meta>
</office:document-meta>
</file>